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4185c" officeooo:paragraph-rsid="0014185c"/>
    </style:style>
    <style:style style:name="P2" style:family="paragraph" style:parent-style-name="Text_20_body" style:list-style-name="L1">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list-style-name="L2"/>
    <style:style style:name="P5" style:family="paragraph" style:parent-style-name="Text_20_body" style:list-style-name="L2">
      <style:paragraph-properties fo:margin-left="0in" fo:margin-right="0in" fo:text-indent="0in" style:auto-text-indent="false"/>
    </style:style>
    <style:style style:name="P6" style:family="paragraph" style:parent-style-name="Text_20_body" style:list-style-name="L3">
      <style:paragraph-properties fo:margin-left="0in" fo:margin-right="0in" fo:text-indent="0in" style:auto-text-indent="false"/>
    </style:style>
    <style:style style:name="P7" style:family="paragraph" style:parent-style-name="Text_20_body" style:list-style-name="L3">
      <style:text-properties fo:font-weight="bold"/>
    </style:style>
    <style:style style:name="P8" style:family="paragraph" style:parent-style-name="Text_20_body" style:list-style-name="L5">
      <style:text-properties fo:font-weight="bold"/>
    </style:style>
    <style:style style:name="P9" style:family="paragraph" style:parent-style-name="Text_20_body">
      <style:text-properties fo:font-weight="bold"/>
    </style:style>
    <style:style style:name="P10" style:family="paragraph" style:parent-style-name="Text_20_body" style:list-style-name="L7">
      <style:text-properties fo:font-weight="bold"/>
    </style:style>
    <style:style style:name="P11" style:family="paragraph" style:parent-style-name="Text_20_body" style:list-style-name="L4"/>
    <style:style style:name="P12" style:family="paragraph" style:parent-style-name="Text_20_body" style:list-style-name="L4">
      <style:paragraph-properties fo:margin-left="0in" fo:margin-right="0in" fo:text-indent="0in" style:auto-text-indent="false"/>
    </style:style>
    <style:style style:name="P13" style:family="paragraph" style:parent-style-name="Text_20_body" style:list-style-name="L5"/>
    <style:style style:name="P14" style:family="paragraph" style:parent-style-name="Text_20_body" style:list-style-name="L5">
      <style:paragraph-properties fo:margin-left="0in" fo:margin-right="0in" fo:text-indent="0in" style:auto-text-indent="false"/>
    </style:style>
    <style:style style:name="P15" style:family="paragraph" style:parent-style-name="Text_20_body" style:list-style-name="L6"/>
    <style:style style:name="P16" style:family="paragraph" style:parent-style-name="Text_20_body" style:list-style-name="L6">
      <style:paragraph-properties fo:margin-left="0in" fo:margin-right="0in" fo:text-indent="0in" style:auto-text-indent="false"/>
    </style:style>
    <style:style style:name="P17" style:family="paragraph" style:parent-style-name="Text_20_body" style:list-style-name="L7"/>
    <style:style style:name="P18" style:family="paragraph" style:parent-style-name="Text_20_body" style:list-style-name="L8"/>
    <style:style style:name="P19" style:family="paragraph" style:parent-style-name="Title">
      <style:text-properties officeooo:rsid="0014185c" officeooo:paragraph-rsid="0014185c"/>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jercicio de Feedback 1: RetailMax</text:p>
      <text:p text:style-name="P1"/>
      <text:p text:style-name="P1"/>
      <text:h text:style-name="Heading_20_2" text:outline-level="2">1. Factores estratégicos para la implantación del sistema de IA</text:h>
      <text:p text:style-name="P1">Para que la implantación del sistema de predicción de demanda no sea solo un proyecto técnico, sino una transformación de negocio exitosa, RetailMax debe considerar los siguientes factores estratégicos:</text:p>
      <text:list text:style-name="L1">
        <text:list-item>
          <text:p text:style-name="P2"><text:span text:style-name="T1">Alineación con el Core del Negocio y ROI:</text:span> La IA no debe implementarse por moda, sino para resolver problemas específicos. En este caso, el sistema debe atacar directamente la <text:span text:style-name="T1">reducción de roturas de stock</text:span> y la <text:span text:style-name="T1">optimización de inventario</text:span>. Esto impactará en la cuenta de resultados (eficiencia operativa) y en la satisfacción del cliente, alineándose con la estrategia de <text:span text:style-name="T1">Data como activo estratégico</text:span>.</text:p>
        </text:list-item>
        <text:list-item>
          <text:p text:style-name="P2"><text:span text:style-name="T1">Cambio Cultural y Gestión del Talento (People):</text:span> Se ha detectado una cultura de "decisiones basadas en intuición". Implementar tecnología sin cambiar la mentalidad fracasará. Es vital invertir en la formación del talento (<text:span text:style-name="T1">upskilling</text:span> y <text:span text:style-name="T1">reskilling</text:span>) para que los responsables de tienda entiendan y confíen en los datos, pasando de una cultura reactiva a una <text:span text:style-name="T1">data-driven</text:span>.</text:p>
        </text:list-item>
        <text:list-item>
          <text:p text:style-name="P2"><text:span text:style-name="T1">Calidad e Integración del Dato (Data Platform):</text:span> Antes de modelar algoritmos complejos, se debe asegurar la infraestructura. La IA depende de la calidad de los datos ("Garbage in, Garbage out"). RetailMax debe romper los silos entre tiendas físicas, almacenes y e-commerce para tener una visión única, posiblemente avanzando hacia una arquitectura de <text:span text:style-name="T1">Data Platform</text:span> moderna (Cloud/Hybrid) que soporte el procesamiento en tiempo real.</text:p>
        </text:list-item>
        <text:list-item>
          <text:p text:style-name="P2"><text:span text:style-name="T1">Ética y Transparencia (XAI):</text:span> Dado que el sistema afectará a las decisiones de compra, la IA debe ser "explicable" (Trends: <text:span text:style-name="T1">XAI</text:span>). Los responsables de tienda deben entender <text:span text:style-name="T2">por qué</text:span> el sistema sugiere pedir 50 unidades y no 100 para confiar en él.</text:p>
        </text:list-item>
      </text:list>
      <text:p text:style-name="P1"/>
      <text:h text:style-name="Heading_20_2" text:outline-level="2">2. Problemas de Calidad del Dato y Modelo de Data Governance</text:h>
      <text:p text:style-name="P3"><text:span text:style-name="T1">A. Problemas de Calidad Detectados:</text:span> Basándonos en los <text:span text:style-name="T1">7 principios de calidad</text:span>, RetailMax sufre de:</text:p>
      <text:list text:style-name="L2">
        <text:list-item>
          <text:p text:style-name="P5"><text:span text:style-name="T1">Falta de Consistencia:</text:span> El enunciado menciona "datos inconsistentes entre tiendas, almacenes y e-commerce". Esto viola el principio de consistencia, donde el dato debe ser igual en todos los repositorios.</text:p>
        </text:list-item>
        <text:list-item>
          <text:p text:style-name="P4"><text:span text:style-name="T1">Falta de Integridad y Unicidad:</text:span> Al no haber un ownership claro, es probable que existan duplicidades o definiciones de productos/ventas que no cruzan bien entre sistemas (ej. un SKU en tienda distinto al de la web).</text:p>
        </text:list-item>
        <text:list-item>
          <text:p text:style-name="P5"><text:soft-page-break/><text:span text:style-name="T1">Falta de Precisión:</text:span> Las decisiones basadas en intuición sugieren que los datos actuales no reflejan la realidad exacta o no se confía en ellos.</text:p>
        </text:list-item>
      </text:list>
      <text:p text:style-name="Text_20_body"><text:span text:style-name="T1">B. Roles de Gobierno y Solución:</text:span> Para resolver esto, se debe activar un modelo de gobierno con los siguientes roles clave:</text:p>
      <text:list text:style-name="L3">
        <text:list-item>
          <text:p text:style-name="P7">Chief Data Officer (CDO) / Head of Data:</text:p>
          <text:list>
            <text:list-item>
              <text:p text:style-name="P6"><text:span text:style-name="T2">Función:</text:span> Definir la estrategia global y evangelizar sobre la importancia del dato único. Debe liderar el cambio cultural para que las tiendas dejen de usar excels propios (Shadow IT).</text:p>
            </text:list-item>
          </text:list>
        </text:list-item>
        <text:list-item>
          <text:p text:style-name="P7">Data Owner (Propietario del Dato):</text:p>
          <text:list>
            <text:list-item>
              <text:p text:style-name="P6"><text:span text:style-name="T2">Responsabilidad:</text:span> Es el rol crítico que falta actualmente. Se debe nombrar un Data Owner para el dominio de "Inventario" y otro para "Ventas".</text:p>
            </text:list-item>
            <text:list-item>
              <text:p text:style-name="P6"><text:span text:style-name="T2">Acción:</text:span> Definir qué es una "venta" y un "stock" de forma única para toda la empresa (Diccionario de Datos) y establecer los umbrales de calidad aceptables.</text:p>
            </text:list-item>
          </text:list>
        </text:list-item>
        <text:list-item>
          <text:p text:style-name="P7">Data Architect:</text:p>
          <text:list>
            <text:list-item>
              <text:p text:style-name="P6"><text:span text:style-name="T2">Acción:</text:span> Diseñar la arquitectura que asegure que los datos fluyan desde los <text:span text:style-name="T1">System of Record (SoR)</text:span> (ej. TPVs de tiendas) hacia una <text:span text:style-name="T1">Trusted Data Source (TDS)</text:span> única, eliminando inconsistencias técnicas.</text:p>
            </text:list-item>
          </text:list>
        </text:list-item>
        <text:list-item>
          <text:p text:style-name="P7">Data Quality Analyst (o función dentro del equipo técnico):</text:p>
          <text:list>
            <text:list-item>
              <text:p text:style-name="P6"><text:span text:style-name="T2">Acción:</text:span> Implementar <text:span text:style-name="T1">Reglas de Calidad</text:span> (básicas y expertas). Por ejemplo, una regla de consistencia que cruce el stock teórico en el ERP con el stock real reportado por almacén y levante alertas automáticas.</text:p>
            </text:list-item>
          </text:list>
        </text:list-item>
      </text:list>
      <text:p text:style-name="Text_20_body"/>
      <text:h text:style-name="Heading_20_2" text:outline-level="2">3. Sesgos Cognitivos y Nudges</text:h>
      <text:p text:style-name="P3"><text:span text:style-name="T1">A. Sesgos Cognitivos Identificados:</text:span> El enunciado destaca heurísticos, exceso de confianza y disponibilidad.</text:p>
      <text:list text:style-name="L4">
        <text:list-item>
          <text:p text:style-name="P12"><text:span text:style-name="T1">Sesgo de Disponibilidad:</text:span> Los gerentes piden stock basándose en eventos recientes impactantes (ej. "ayer me quedé sin paraguas, pediré 100") ignorando la estadística histórica o la previsión meteorológica real.</text:p>
        </text:list-item>
        <text:list-item>
          <text:p text:style-name="P11"><text:span text:style-name="T1">Exceso de Confianza (Overconfidence):</text:span> Creer que su intuición es superior al algoritmo ("llevo 20 años aquí, sé lo que se vende"), ignorando las tendencias cambiantes del mercado.</text:p>
        </text:list-item>
        <text:list-item>
          <text:p text:style-name="P12"><text:span text:style-name="T1">Anclaje:</text:span> Es probable que, al hacer pedidos, se "anclen" en la cifra del pedido de la semana anterior (ej. "siempre pido 50 cajas"), sin ajustar por estacionalidad real.</text:p>
        </text:list-item>
      </text:list>
      <text:p text:style-name="P3"><text:span text:style-name="T1">B. Nudges (Empujones) a Implementar:</text:span> Para mejorar la reposición sin prohibir la intervención humana, usaremos arquitectura de decisión:</text:p>
      <text:list text:style-name="L5">
        <text:list-item>
          <text:p text:style-name="P8">Nudge de Opción por Defecto (Default):</text:p>
          <text:list>
            <text:list-item>
              <text:p text:style-name="P14"><text:soft-page-break/><text:span text:style-name="T2">Implementación:</text:span> El sistema de IA pre-rellena la hoja de pedidos con la cantidad óptima recomendada. El gerente puede cambiarla, pero requiere esfuerzo activo (borrar y reescribir). Como el <text:span text:style-name="T1">Sistema 2</text:span> es perezoso, la mayoría aceptará el default si es razonable.</text:p>
            </text:list-item>
          </text:list>
        </text:list-item>
        <text:list-item>
          <text:p text:style-name="P8">Nudge de Prueba Social (Social Proof):</text:p>
          <text:list>
            <text:list-item>
              <text:p text:style-name="P13"><text:span text:style-name="T2">Implementación:</text:span> Si un gerente intenta modificar drásticamente el pedido, mostrar un mensaje: <text:span text:style-name="T2">"El 90% de las tiendas con características similares han seguido la recomendación de la IA para esta categoría"</text:span> (similar al ejemplo de reutilización de toallas en hoteles).</text:p>
            </text:list-item>
          </text:list>
        </text:list-item>
        <text:list-item>
          <text:p text:style-name="P8">Nudge de Fricción / Alerta de Confirmación:</text:p>
          <text:list>
            <text:list-item>
              <text:p text:style-name="P14"><text:span text:style-name="T2">Implementación:</text:span> Si la modificación del pedido se desvía más de un 20% de la predicción, activar una ventana emergente (pop-up) que obligue a justificar la decisión. Esto fuerza a activar el <text:span text:style-name="T1">Sistema 2</text:span> (pensamiento reflexivo) y reduce la impulsividad del Sistema 1.</text:p>
            </text:list-item>
          </text:list>
        </text:list-item>
      </text:list>
      <text:p text:style-name="Text_20_body"/>
      <text:h text:style-name="Heading_20_2" text:outline-level="2">4. Propuesta de Interfaz "Data-Driven"</text:h>
      <text:p text:style-name="Text_20_body">Diseño de la pantalla de <text:span text:style-name="T1">"Revisión de Pedidos Semanales"</text:span> para un responsable de tienda:</text:p>
      <text:p text:style-name="P9">A. Encabezado: Confianza en el Dato (Data Governance)</text:p>
      <text:list text:style-name="L6">
        <text:list-item>
          <text:p text:style-name="P16"><text:span text:style-name="T1">Indicador de Calidad:</text:span> Un semáforo (Verde) junto al título "Inventario Actual" que indica que el dato está actualizado y validado ("Certificado por Data Governance"). Esto ataca la desconfianza en los datos inconsistentes previos.</text:p>
        </text:list-item>
        <text:list-item>
          <text:p text:style-name="P15"><text:span text:style-name="T1">Origen:</text:span> Etiqueta pequeña que diga "Fuente: TDS Centralizada" para reforzar autoridad.</text:p>
        </text:list-item>
      </text:list>
      <text:p text:style-name="P9">B. Cuerpo Principal: Predicción y Acción (IA + Behavioral Economics)</text:p>
      <text:list text:style-name="L7">
        <text:list-item>
          <text:p text:style-name="P17"><text:span text:style-name="T1">Visualización Simple:</text:span> Gráfico de línea mostrando la venta histórica (gris) y la predicción futura de la IA (azul).</text:p>
        </text:list-item>
        <text:list-item>
          <text:p text:style-name="P10">Casilla de Pedido (El Nudge):</text:p>
          <text:list>
            <text:list-item>
              <text:p text:style-name="P17">El campo "Cantidad a Pedir" aparece ya relleno con el número predicho por la IA (ej. <text:span text:style-name="T1">45 unidades</text:span>).</text:p>
            </text:list-item>
            <text:list-item>
              <text:p text:style-name="P17"><text:span text:style-name="T2">Texto de apoyo (XAI):</text:span> Debajo del número, una breve explicación en lenguaje natural: <text:span text:style-name="T2">"Sugerido basado en previsión de lluvias para el jueves y aumento del 10% en tráfico peatonal local".</text:span></text:p>
            </text:list-item>
          </text:list>
        </text:list-item>
      </text:list>
      <text:p text:style-name="P9">C. Panel Lateral: Contexto y Comparativa</text:p>
      <text:list text:style-name="L8">
        <text:list-item>
          <text:p text:style-name="P18"><text:span text:style-name="T1">Datos de Apoyo:</text:span> "Stock en almacén central: Disponible" (Dato integrado en tiempo real).</text:p>
        </text:list-item>
        <text:list-item>
          <text:p text:style-name="P18"><text:span text:style-name="T1">Alertas de Sesgo (Behavioral):</text:span> Si el usuario cambia el 45 por un 80, el sistema muestra: <text:span text:style-name="T2">"Estás pidiendo un 75% más que la predicción. ¿Deseas continuar? Esto podría generar un sobre-stock valorado en 500€"</text:span> (Uso de <text:span text:style-name="T1">Aversión a la Pérdida</text:span>, nos duele más perder dinero que dejar de ganarlo).</text:p>
        </text:list-item>
      </text:list>
      <text:p text:style-name="Text_20_body"><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8T16:17:44.574938889</meta:creation-date>
    <dc:date>2025-11-28T16:28:14.223898097</dc:date>
    <meta:editing-duration>PT10M30S</meta:editing-duration>
    <meta:editing-cycles>1</meta:editing-cycles>
    <meta:document-statistic meta:table-count="0" meta:image-count="0" meta:object-count="0" meta:page-count="4" meta:paragraph-count="47" meta:word-count="1081" meta:character-count="6787" meta:non-whitespace-character-count="5786"/>
    <meta:generator>LibreOffice/24.2.7.2$Linux_X86_64 LibreOffice_project/420$Build-2</meta:generator>
  </office:meta>
</office:document-meta>
</file>